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Narrow" svg:font-family="'Aptos Narrow'"/>
    <style:font-face style:name="Aptos Narrow1" svg:font-family="'Aptos Narrow'" style:font-family-generic="swiss"/>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8.668cm"/>
    </style:style>
    <style:style style:name="co2" style:family="table-column">
      <style:table-column-properties fo:break-before="auto" style:column-width="11.684cm"/>
    </style:style>
    <style:style style:name="co3" style:family="table-column">
      <style:table-column-properties fo:break-before="auto" style:column-width="16.923cm"/>
    </style:style>
    <style:style style:name="co4" style:family="table-column">
      <style:table-column-properties fo:break-before="auto" style:column-width="9.081cm"/>
    </style:style>
    <style:style style:name="co5" style:family="table-column">
      <style:table-column-properties fo:break-before="auto" style:column-width="7.334cm"/>
    </style:style>
    <style:style style:name="co6" style:family="table-column">
      <style:table-column-properties fo:break-before="auto" style:column-width="12.478cm"/>
    </style:style>
    <style:style style:name="co7" style:family="table-column">
      <style:table-column-properties fo:break-before="auto" style:column-width="11.462cm"/>
    </style:style>
    <style:style style:name="co8" style:family="table-column">
      <style:table-column-properties fo:break-before="auto" style:column-width="1.969cm"/>
    </style:style>
    <style:style style:name="co9" style:family="table-column">
      <style:table-column-properties fo:break-before="auto" style:column-width="6.826cm"/>
    </style:style>
    <style:style style:name="co10" style:family="table-column">
      <style:table-column-properties fo:break-before="auto" style:column-width="3.143cm"/>
    </style:style>
    <style:style style:name="ro1" style:family="table-row">
      <style:table-row-properties style:row-height="1.693cm" fo:break-before="auto" style:use-optimal-row-height="false"/>
    </style:style>
    <style:style style:name="ro2" style:family="table-row">
      <style:table-row-properties style:row-height="7.699cm" fo:break-before="auto" style:use-optimal-row-height="false"/>
    </style:style>
    <style:style style:name="ro3" style:family="table-row">
      <style:table-row-properties style:row-height="6.897cm" fo:break-before="auto" style:use-optimal-row-height="true"/>
    </style:style>
    <style:style style:name="ro4" style:family="table-row">
      <style:table-row-properties style:row-height="8.996cm" fo:break-before="auto" style:use-optimal-row-height="false"/>
    </style:style>
    <style:style style:name="ro5" style:family="table-row">
      <style:table-row-properties style:row-height="11.636cm" fo:break-before="auto" style:use-optimal-row-height="true"/>
    </style:style>
    <style:style style:name="ro6" style:family="table-row">
      <style:table-row-properties style:row-height="13.097cm" fo:break-before="auto" style:use-optimal-row-height="false"/>
    </style:style>
    <style:style style:name="ro7" style:family="table-row">
      <style:table-row-properties style:row-height="8.678cm" fo:break-before="auto" style:use-optimal-row-height="false"/>
    </style:style>
    <style:style style:name="ro8" style:family="table-row">
      <style:table-row-properties style:row-height="15.584cm" fo:break-before="auto" style:use-optimal-row-height="false"/>
    </style:style>
    <style:style style:name="ro9" style:family="table-row">
      <style:table-row-properties style:row-height="11.853cm" fo:break-before="auto" style:use-optimal-row-height="false"/>
    </style:style>
    <style:style style:name="ro10" style:family="table-row">
      <style:table-row-properties style:row-height="12.779cm" fo:break-before="auto" style:use-optimal-row-height="false"/>
    </style:style>
    <style:style style:name="ro11" style:family="table-row">
      <style:table-row-properties style:row-height="0.529cm" fo:break-before="auto" style:use-optimal-row-height="true"/>
    </style:style>
    <style:style style:name="ro12" style:family="table-row">
      <style:table-row-properties style:row-height="0.529cm" fo:break-before="auto" style:use-optimal-row-height="false"/>
    </style:style>
    <style:style style:name="ro13" style:family="table-row">
      <style:table-row-properties style:row-height="0.579cm" fo:break-before="auto" style:use-optimal-row-height="true"/>
    </style:style>
    <style:style style:name="ro14" style:family="table-row">
      <style:table-row-properties style:row-height="1.058cm" fo:break-before="auto" style:use-optimal-row-height="false"/>
    </style:style>
    <style:style style:name="ta1" style:family="table" style:master-page-name="PageStyle_5f_TP">
      <style:table-properties table:display="true" style:writing-mode="lr-tb"/>
    </style:style>
    <style:style style:name="ta2" style:family="table" style:master-page-name="PageStyle_5f_Auditeurs">
      <style:table-properties table:display="true" style:writing-mode="lr-tb"/>
    </style: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Narrow1"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style>
    <style:style style:name="ce3" style:family="table-cell" style:parent-style-name="Default">
      <style:table-cell-properties fo:background-color="#dceaf7"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dark2" loext:color-type="theme">
          <loext:transformation loext:type="lummod" loext:value="1000"/>
          <loext:transformation loext:type="lumoff" loext:value="8999"/>
        </loext:background-complex-color>
      </style:table-cell-properties>
      <style:paragraph-properties fo:text-align="start" css3t:text-justify="auto" fo:margin-left="0cm" style:writing-mode="page"/>
    </style:style>
    <style:style style:name="ce4"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style>
    <style:style style:name="ce5" style:family="table-cell" style:parent-style-name="Default">
      <style:table-cell-properties fo:background-color="#dceaf7" style:diagonal-bl-tr="none" style:diagonal-tl-br="none" style:text-align-source="value-type" style:repeat-content="false" fo:wrap-option="wrap" fo:border="0.74pt solid #000000" style:direction="ltr" style:rotation-angle="0" style:rotation-align="none" style:shrink-to-fit="false" style:vertical-align="middle" loext:vertical-justify="auto">
        <loext:background-complex-color loext:theme-type="dark2" loext:color-type="theme">
          <loext:transformation loext:type="lummod" loext:value="1000"/>
          <loext:transformation loext:type="lumoff" loext:value="8999"/>
        </loext:background-complex-color>
      </style:table-cell-properties>
      <style:paragraph-properties css3t:text-justify="auto" fo:margin-left="0cm" style:writing-mode="page"/>
    </style:style>
    <style:style style:name="ce6"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cm" style:writing-mode="page"/>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style>
    <style:style style:name="ce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style>
    <style:style style:name="ce9" style:family="table-cell" style:parent-style-name="Default">
      <style:table-cell-properties fo:background-color="#dceaf7"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dark2" loext:color-type="theme">
          <loext:transformation loext:type="lummod" loext:value="1000"/>
          <loext:transformation loext:type="lumoff" loext:value="8999"/>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transparent" style:rotation-align="none"/>
    </style:style>
    <style:style style:name="ce13" style:family="table-cell" style:parent-style-name="Default">
      <style:table-cell-properties fo:background-color="#dceaf7" style:rotation-align="none">
        <loext:background-complex-color loext:theme-type="dark2" loext:color-type="theme">
          <loext:transformation loext:type="lummod" loext:value="1000"/>
          <loext:transformation loext:type="lumoff" loext:value="8999"/>
        </loext:background-complex-color>
      </style:table-cell-properties>
    </style:style>
    <style:style style:name="ce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T1" style:family="text">
      <style:text-properties fo:color="#000000" style:font-name="Aptos Narrow" fo:font-size="11pt" fo:font-weight="bold" style:text-underline-style="solid" style:text-underline-width="auto"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2" style:family="text">
      <style:text-properties fo:color="#000000" style:font-name="Aptos Narrow"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3" style:family="text">
      <style:text-properties fo:color="#000000" style:font-name="Aptos Narrow" fo:font-size="11pt" style:text-line-through-type="none" fo:font-style="normal" style:text-outline="false" fo:text-shadow="none" style:text-position="0% 100%" style:font-size-asian="11pt" style:font-size-complex="11pt" style:font-style-asian="normal" style:font-style-complex="normal" fo:font-weight="normal" style:text-underline-style="none" style:text-underline-color="font-color"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P" table:style-name="ta1">
        <office:forms form:automatic-focus="false" form:apply-design-mode="false"/>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16377" table:default-cell-style-name="Default"/>
        <table:table-row table:style-name="ro1">
          <table:table-cell table:style-name="ce1" office:value-type="string" calcext:value-type="string">
            <text:p>Exigence</text:p>
          </table:table-cell>
          <table:table-cell table:style-name="ce1" office:value-type="string" calcext:value-type="string">
            <text:p>Format de la preuve</text:p>
          </table:table-cell>
          <table:table-cell table:style-name="ce1" office:value-type="string" calcext:value-type="string">
            <text:p>Solution technique, organisationnelle, personnelle, physique</text:p>
          </table:table-cell>
          <table:table-cell table:style-name="ce1" office:value-type="string" calcext:value-type="string">
            <text:p>Responsable</text:p>
          </table:table-cell>
          <table:table-cell table:style-name="ce1" office:value-type="string" calcext:value-type="string">
            <text:p>Indicateurs</text:p>
          </table:table-cell>
          <table:table-cell table:style-name="ce1" office:value-type="string" calcext:value-type="string">
            <text:p>Coûts humain, financiers</text:p>
          </table:table-cell>
          <table:table-cell table:style-name="ce1" office:value-type="string" calcext:value-type="string">
            <text:p>Éventuellement : risque ou opportunité</text:p>
          </table:table-cell>
          <table:table-cell table:number-columns-repeated="16377"/>
        </table:table-row>
        <table:table-row table:style-name="ro2">
          <table:table-cell table:style-name="ce2" office:value-type="string" calcext:value-type="string">
            <text:p>A.5.9 Inventaire des informations et autres actifs associés (num 151)</text:p>
          </table:table-cell>
          <table:table-cell table:style-name="ce2" office:value-type="string" calcext:value-type="string">
            <text:p>- Base de données : Liste détaillée des actifs matériels et logiciels avec des informations comme le type, le modèle, le numéro de série, le propriétaire, la localisation, l'état, et le cycle de vie. </text:p>
          </table:table-cell>
          <table:table-cell table:style-name="ce2" office:value-type="string" calcext:value-type="string">
            <text:p>- Solution technique : <text:s/>Mise en place de ServiceNow avec le module Itam (It Asset Management) qui permet de gérer les actifs et tout leur cycle de vie</text:p>
          </table:table-cell>
          <table:table-cell table:style-name="ce2" office:value-type="string" calcext:value-type="string">
            <text:p>- It Asset Manager</text:p>
          </table:table-cell>
          <table:table-cell table:style-name="ce2" office:value-type="string" calcext:value-type="string">
            <text:p>-Liste des actifs par statut (utilisé/non utilisé/retiré ..etc)</text:p>
            <text:p>-Taux d'utilisation des actifs</text:p>
            <text:p>-Nombre d'incidents par actifs</text:p>
            <text:p>-ROI</text:p>
          </table:table-cell>
          <table:table-cell table:style-name="ce2" office:value-type="string" calcext:value-type="string">
            <text:p>- Coût de Licence Annuelle : 30 000 € à 150 000 € (varie en fonction du nombres d'actifs, nombres d'utilisateurs)</text:p>
            <text:p>- Implémentation et Configuration : 50 000 € à 200 000 € (varie selon la complexité et le type d'installation cloud ou on premise)</text:p>
            <text:p>- Formation : 5 000 € à 20 000 € (nombre d'utilisateurs)</text:p>
            <text:p>- Support et Maintenance Annuel : 20 % à 30 % du coût de la licence (niveau de support)</text:p>
            <text:p>- Intégration avec d’autres systèmes : 10 000 € à 100 000 € (complexité, nombre de système à intégrer)</text:p>
            <text:p>- Migration des Données : 10 000 € à 50 000 € (complexité)</text:p>
            <text:p>- Ressources internes : 20 000 € à 50 000 € </text:p>
            <text:p>- Conformité et Sécurité : 10 000 € à 30 000 €</text:p>
          </table:table-cell>
          <table:table-cell table:style-name="ce10" office:value-type="string" calcext:value-type="string">
            <text:p><text:span text:style-name="T1">Opportunités : </text:span></text:p>
            <text:p><text:span text:style-name="T2">- Optimisation des coûts </text:span></text:p>
            <text:p><text:span text:style-name="T2">- Meilleures visibilité et contrôles sur les actifs </text:span></text:p>
            <text:p><text:span text:style-name="T2">- Augmentation de la sécurité et de la gestion des risques</text:span></text:p>
            <text:p><text:span text:style-name="T1"/></text:p>
            <text:p><text:span text:style-name="T1">Risques:</text:span></text:p>
            <text:p><text:span text:style-name="T2">- Coûts de mise en place et maintenance</text:span></text:p>
            <text:p><text:span text:style-name="T2">- Dépendance à un logiciel tiers </text:span></text:p>
            <text:p><text:span text:style-name="T2">- Adoption par les utilisateurs</text:span></text:p>
            <text:p><text:span text:style-name="T2">- Changement de processus</text:span></text:p>
          </table:table-cell>
          <table:table-cell table:number-columns-repeated="16377"/>
        </table:table-row>
        <table:table-row table:style-name="ro3">
          <table:table-cell table:style-name="ce3" office:value-type="string" calcext:value-type="string">
            <text:p>A.5.11  Restitution des actifs</text:p>
          </table:table-cell>
          <table:table-cell table:style-name="ce3" office:value-type="string" calcext:value-type="string">
            <text:p>- Document numérique ou papier de restitution signé  en double exemplaire destiné à l'entreprise et à l'employé contenant la liste des actifs à restituer</text:p>
            <text:p>- Logs dans l'outil de gestion d'actifs : Enregistrement de la restitution, état du matériels, localisation </text:p>
          </table:table-cell>
          <table:table-cell table:style-name="ce3" office:value-type="string" calcext:value-type="string">
            <text:p>- Politique de restitution des actifs : Description du processus de retour, des intervenants, leur responsabilité, conséquence en cas de non restitution</text:p>
            <text:p>- Logiciel de gestion d'actif</text:p>
            <text:p>- Intégration au processus des ressources humaines</text:p>
            <text:p>- Mise en place d'outils d'effacement de données conformes au standard de sécurité</text:p>
          </table:table-cell>
          <table:table-cell table:style-name="ce3" office:value-type="string" calcext:value-type="string">
            <text:p>- ServiceDesk : Enregistrement de la restitution ,Récupération des actifs, mise à jour du logiciel de gestion d'actifs, vérification de l'état, suppression des données</text:p>
            <text:p>- Gestionnaire des actif (IT asset Manager)</text:p>
            <text:p>- Ressources humaines</text:p>
            <text:p>- Employé</text:p>
          </table:table-cell>
          <table:table-cell table:style-name="ce3" office:value-type="string" calcext:value-type="string">
            <text:p>- Taux d'actifs restitués</text:p>
            <text:p>- Taux d'actifs perdus ou endommagés </text:p>
          </table:table-cell>
          <table:table-cell table:style-name="ce3" office:value-type="string" calcext:value-type="string">
            <text:p>- Coûts administratifs et logistiques : entre 5 000 et 15 000 € (coût du service IT, RH)</text:p>
            <text:p>- Mise en place d'une solution de gestion d'actifs : entre 130 000 et 600 000 € (varie en fonction du logiciel choisi, de la complexité d'intégration, du nombre de licences, support, nombres d'actifs à gérer)</text:p>
            <text:p>- Réparations et maintenance : entre 1 000 et 10 000 € (varie en fonction du nombre  et du type d'actif, du taux d'usure/endommagement)</text:p>
            <text:p>- Formation et sensibilisation : entre 1 000 et 10 000 € (nombre d'utilisateur à former)</text:p>
            <text:p>- Sécurité et gestion des risques : entre 500 et 3 000 € (logiciels effacement de données)</text:p>
          </table:table-cell>
          <table:table-cell table:style-name="ce3"/>
          <table:table-cell table:number-columns-repeated="16377"/>
        </table:table-row>
        <table:table-row table:style-name="ro4">
          <table:table-cell table:style-name="ce4" office:value-type="string" calcext:value-type="string">
            <text:p>A.5.27 : Enseignements des incidents liés à la sécurité de l'information</text:p>
          </table:table-cell>
          <table:table-cell table:style-name="ce4" office:value-type="string" calcext:value-type="string">
            <text:p>- Tableau de preuve (RCA):</text:p>
            <text:p>- Identification de l'incident (date et heure, type, description de l'impact)</text:p>
            <text:p>- Processus de gestion de l'incident : chronologie des actions effectuées pour résoudre l'incident, équipes impliquées dans la résolution de l'incident, temps consacré pour résoudre l'incident</text:p>
            <text:p>- Analyse de l'incident : causes racines de l'incident, méthodes de détection de l'incident, conformités aux politiques de sécurité</text:p>
            <text:p>- Enseignements tirés et actions de sensibilisation et formation post-incident : principales leçons apprises suite à cet incident, mises en lumière des vulnérabilités. Formation du personnel à ces nouvelles problématiques, documentation et mise à jour des politiques (création et mise à jour des modes opératoires suite à l'incident).</text:p>
          </table:table-cell>
          <table:table-cell table:style-name="ce4" office:value-type="string" calcext:value-type="string">
            <text:p>- Système de gestion des incidents de sécurité (SIEM) : collecte, corrèle et analyse les logs et événements de sécurité en temps réel ce qui permet de détecter les anomalies et de générer des alertes et enregistre et historise chaque incident, ce qui permet de revenir sur les incidents passés pour une analyse post-mortem.</text:p>
            <text:p>- Utilisation des outils de gestion des connaissances (ex Confluence) : comprennent des bases de données de connaissances où les équipes peuvent documenter les causes des incidents, les solutions appliquées et les actions préventives à réutiliser par la suite.</text:p>
          </table:table-cell>
          <table:table-cell table:style-name="ce4" office:value-type="string" calcext:value-type="string">
            <text:p>- Équipe cybersécurité et ensemble des collaborateurs de l'entreprise. Le contrôle interne et l'audit sont également des intervenants dans l'élaboration du RCA.</text:p>
          </table:table-cell>
          <table:table-cell table:style-name="ce4" office:value-type="string" calcext:value-type="string">
            <text:p>- Pourcentage d'incidents ayant une action corrective documentée</text:p>
            <text:p>- Taux de participation aux sessions de formation post incident</text:p>
            <text:p>- Nombre de sessions de sensibilisation réalisées</text:p>
            <text:p>- Pourcentage d'incidents résolus dans le délai cible</text:p>
            <text:p>- Pourcentage de modes opératoires réalisés par rapport au nombre d'incidents documentés.</text:p>
          </table:table-cell>
          <table:table-cell table:style-name="ce4" office:value-type="string" calcext:value-type="string">
            <text:p>- Coûts humains et financiers : accroissement de l'activité de l'équipe support aux utilisateurs afin de résoudre les incidents qui n'ont pas été documentés.</text:p>
            <text:p>- Besoin d'intervention des experts afin de comprendre pourquoi l'incident s'est produit.</text:p>
            <text:p>- Ne pas bien intégrer les leçons apprises et les enseignements des incidents peut entraîner des coûts supplémentaires à long terme en raison des failles de sécurité non résolues, de la perte de productivité et des impacts sur la réputation de l'entreprise</text:p>
          </table:table-cell>
          <table:table-cell table:style-name="ce4"/>
          <table:table-cell table:style-name="ce12" table:number-columns-repeated="16377"/>
        </table:table-row>
        <table:table-row table:style-name="ro5">
          <table:table-cell table:style-name="ce3" office:value-type="string" calcext:value-type="string">
            <text:p>A.6.3 : Sensibilisation, enseignement et formation en sécurité de l'information (num 182)</text:p>
          </table:table-cell>
          <table:table-cell table:style-name="ce3" office:value-type="string" calcext:value-type="string">
            <text:p>- attestation suivi remis par l'entreprise tiers formatrice</text:p>
            <text:p>- sensibilisation phishing (test faux mail : possibilité de garder les mails envoyés)</text:p>
          </table:table-cell>
          <table:table-cell table:style-name="ce3" office:value-type="string" calcext:value-type="string">
            <text:p>-Solution organisationnelle et personnelle : </text:p>
            <text:p>effectuer des sensibilisations et des formations à intervalle régulier</text:p>
            <text:p>- effectuer des stages ou formations aux personnels des services informatiques (les menaces évoluent)</text:p>
            <text:p>- phishing : validation CHSCT</text:p>
            <text:p>- Solution technique : envoi mail automatique</text:p>
            <text:p>- Solution organisationnelle : gestion des plannings et des modalités avec l'entreprise partenaire qui s'occupe de la campagne de phishing fictive</text:p>
          </table:table-cell>
          <table:table-cell table:style-name="ce3" office:value-type="string" calcext:value-type="string">
            <text:p>RSSI</text:p>
          </table:table-cell>
          <table:table-cell table:style-name="ce3" office:value-type="string" calcext:value-type="string">
            <text:p>- Tableau de suivi des salariés : avec la date et le nom du salarié et le thème de la ou les formations suivi avec alerte si la dernière formation est à plus de 6 mois et si le pourcentage de salariés sensibiliser est à moins de 70%</text:p>
            <text:p>- Suivre le taux de réussite du test au phishing</text:p>
          </table:table-cell>
          <table:table-cell table:style-name="ce3" office:value-type="string" calcext:value-type="string">
            <text:p>- Formation interne / sensibilisation : </text:p>
            <text:p>- Formateur : responsable RSSI , lieux : salle de réunion</text:p>
            <text:p>- L'entreprise dispose de salle de réunion avec le matériel dédié (ordinateur, écran, câblage). </text:p>
            <text:p/>
            <text:p>Coûts humains :</text:p>
            <text:p>- Formateur : entre 200 euros et 400 euros (salaire ( heure de préparation et formation, repas et déplacement) par jours</text:p>
            <text:p/>
            <text:p>Coûts matériels :</text:p>
            <text:p>- locaux : entre 5 à 15 euros (en tenant compte du loyers moyen en Île de France)</text:p>
            <text:p>- matériel : actifs de l'entreprise</text:p>
            <text:p>- électricité : entre 1 à 3 euros (en tenant compte du temps de formation)</text:p>
            <text:p>- Formation prestation externe</text:p>
            <text:p>- Campagne phishing : entre 400 euros HT et 600 euros HT pour une campagne unique, personnalisée en fonction des besoins de l'entreprise avec indicateurs de réussite et du nombre de salarié</text:p>
            <text:p>- Formation service informatique : entre 500 à 1500 euros HT (en fonction de la durée et du thème abordé</text:p>
          </table:table-cell>
          <table:table-cell table:style-name="ce9" office:value-type="string" calcext:value-type="string">
            <text:p><text:span text:style-name="T1">Opportunités</text:span><text:span text:style-name="T3"> : </text:span></text:p>
            <text:p><text:span text:style-name="T2"/></text:p>
            <text:p><text:span text:style-name="T2">- contribue à l'amélioration globale de la sécurité : comportements plus prudents, vigilance renforcée des collaborateurs</text:span></text:p>
          </table:table-cell>
          <table:table-cell table:style-name="ce13" table:number-columns-repeated="16377"/>
        </table:table-row>
        <table:table-row table:style-name="ro6">
          <table:table-cell table:style-name="ce4" office:value-type="string" calcext:value-type="string">
            <text:p>A.6.8 : Déclaration des événements liés à la sécurité de l'information  (Num 187)</text:p>
          </table:table-cell>
          <table:table-cell table:style-name="ce4" office:value-type="string" calcext:value-type="string">
            <text:p>- plan de déclaration d’événement suspect</text:p>
            <text:p>- contrat fournisseur IDS , ANTI-VIRUS</text:p>
            <text:p/>
          </table:table-cell>
          <table:table-cell table:style-name="ce4" office:value-type="string" calcext:value-type="string">
            <text:p>-Solution personnelle et organisationnelle : </text:p>
            <text:p>mettre en confiance le personnel en mettant en place un jour par semaine où un membre de l’équipe informatique est disponible </text:p>
            <text:p>mail spécifique mis en place pour recevoir les déclarations d'urgence du personnel </text:p>
            <text:p>- Solution technique : mettre en place un logiciel de prise en charge de ticket avec une priorisation, conservation des logs et événements (traçabilité)</text:p>
            <text:p>- Solution Organisationnelle : astreinte du service informatique (intervention hors période travaillé , week-end)</text:p>
          </table:table-cell>
          <table:table-cell table:style-name="ce4" office:value-type="string" calcext:value-type="string">
            <text:p>- Service informatique (prise en charge des incidents des collaborateurs) en premier lieu puis le RSSI , DSI et direction si l'incident est bien réel.</text:p>
            <text:p>- Juridique (lien avec la CNIL, possible lien avec l'ANSSI en fonction de la nature de l'entreprise et de la gravité de l'incident)</text:p>
          </table:table-cell>
          <table:table-cell table:style-name="ce4" office:value-type="string" calcext:value-type="string">
            <text:p>- Tableau de suivi des événements avérés ou suspectés par SI </text:p>
            <text:p>- Temps écoulé entre l'événement et sa déclaration </text:p>
          </table:table-cell>
          <table:table-cell table:style-name="ce4" office:value-type="string" calcext:value-type="string">
            <text:p>Coût humains : </text:p>
            <text:p/>
            <text:p>- taux horaire du ou des salariés en charge du suivi de l'équipement impactés et de la résolution si incident est avérés (heures supplémentaires ou de nuit si astreinte)</text:p>
            <text:p/>
            <text:p>- entre 150 et 1000 euros (nombre de salarié , temps passé , période soir, week-end ou en jours ouvrés)</text:p>
            <text:p/>
            <text:p/>
            <text:p>Coût matériel :</text:p>
            <text:p/>
            <text:p>- Logiciel prise en charge de ticket (employés) : 250 euros à 400 euros par mois</text:p>
            <text:p>- licence Microsoft 365 Outlook entre 150 et 500 euros (en fonction du nombre de salarié)</text:p>
            <text:p>- abonnement téléphonique :  entre 3000 euros et 5000 euros par an (en fonction du nombre de salarié)</text:p>
            <text:p>- logiciel de détection intrusion (formation + licence + maintenance) entre 20 000 euros et 50 000 euros (en fonction du nombre d'utilisateurs et des fonctionnalités) par an</text:p>
            <text:p>- anti-virus : entre 200 euros et 700 euros par an (en fonction du nombre d'appareils)</text:p>
            <text:p/>
          </table:table-cell>
          <table:table-cell table:style-name="ce11" office:value-type="string" calcext:value-type="string">
            <text:p><text:span text:style-name="T1">Opportunités </text:span><text:span text:style-name="T3">: </text:span></text:p>
            <text:p><text:span text:style-name="T2">- mettre en place un logiciel de détection d'incident </text:span></text:p>
            <text:p><text:span text:style-name="T2">- améliorer la sécurité global, utilisation dans les campagnes marketing</text:span></text:p>
          </table:table-cell>
          <table:table-cell table:style-name="ce12" table:number-columns-repeated="16377"/>
        </table:table-row>
        <table:table-row table:style-name="ro7">
          <table:table-cell table:style-name="ce3" office:value-type="string" calcext:value-type="string">
            <text:p>A.7.7 : Bureau propre et écran vide</text:p>
          </table:table-cell>
          <table:table-cell table:style-name="ce3" office:value-type="string" calcext:value-type="string">
            <text:p>- Attestation de suivis sensibilisation et/ou formation aux risques</text:p>
            <text:p>- Inventaire du mobilier (présence d'armoire - coffre-fort pour les données sensible)</text:p>
            <text:p>- Cartographie des zones sécurisées</text:p>
            <text:p>- Inventaire du parc informatiques</text:p>
            <text:p>- Procédure détaillée concernant l'application de la politique de sécurité des postes informatiques</text:p>
          </table:table-cell>
          <table:table-cell table:style-name="ce3" office:value-type="string" calcext:value-type="string">
            <text:p>- Sensibiliser et/ou Former les collaborateurs aux risques</text:p>
            <text:p/>
            <text:p>- Mise à disposition d'armoires sécurisées</text:p>
            <text:p>- Mise à disposition de destructeurs homologués</text:p>
            <text:p/>
            <text:p>- Créer des zone de travail sécurisées</text:p>
            <text:p/>
            <text:p>- Effacer les tableaux en fin de réunion/présentation</text:p>
            <text:p>- Détruire les supports papiers</text:p>
            <text:p/>
            <text:p>- Mise en veille automatique des postes informatiques après une période d'inactivité définie</text:p>
            <text:p>- Limiter / bloquer l'usage de supports amovibles</text:p>
            <text:p/>
            <text:p>- Améliorer la propreté et la productivité</text:p>
          </table:table-cell>
          <table:table-cell table:style-name="ce3" office:value-type="string" calcext:value-type="string">
            <text:p>- Pôle formation</text:p>
            <text:p>- Services généraux</text:p>
            <text:p>- RSSI</text:p>
            <text:p>- L'ensemble des collaborateurs</text:p>
            <text:p>- SMSI</text:p>
            <text:p>- L'ensemble des collaborateurs</text:p>
          </table:table-cell>
          <table:table-cell table:style-name="ce3" office:value-type="string" calcext:value-type="string">
            <text:p>- Attestation de suivis - Certifications</text:p>
            <text:p/>
            <text:p/>
            <text:p>- Vols de matériel</text:p>
            <text:p>- Vols de documents</text:p>
            <text:p/>
            <text:p>- Présence de personnes non autorisées dans une zones sécurisée</text:p>
            <text:p/>
            <text:p/>
            <text:p>- Présence d'informations sensible sur Paperboard - tableaux</text:p>
            <text:p>- Infection du poste de travail</text:p>
            <text:p>- Fuite d'informations</text:p>
          </table:table-cell>
          <table:table-cell table:style-name="ce9" office:value-type="string" calcext:value-type="string">
            <text:p>- Destructeur de papiers, un par open-space, par service ou pour n salariés : 150 € à 500 €</text:p>
            <text:p>- Bureau avec tiroirs verrouillables : 300 € à 700 €</text:p>
            <text:p>- Espaces de rangements adaptés : 90 € à 180 €</text:p>
            <text:p>- Armoire verrouillable : 400 € à 950 €</text:p>
            <text:p>- Formation des salariés (enjeux et méthodes) : 4H chacun + 4H formateur</text:p>
            <text:p>- Nettoyage, réaménagement par salarié : 1 jour</text:p>
          </table:table-cell>
          <table:table-cell table:style-name="ce9" office:value-type="string" calcext:value-type="string">
            <text:p><text:span text:style-name="T1">Opportunités</text:span><text:span text:style-name="T3"> : </text:span></text:p>
            <text:p><text:span text:style-name="T2">- Satisfaction personnelle, être certifié aujourd'hui est un vrai plus sur le marché</text:span></text:p>
            <text:p><text:span text:style-name="T2"/></text:p>
            <text:p><text:span text:style-name="T1">Risques</text:span><text:span text:style-name="T3"> : </text:span></text:p>
            <text:p><text:span text:style-name="T2">- Sentiment de défiance envers les collaborateurs qui nous entourent</text:span></text:p>
            <text:p><text:span text:style-name="T2">- Fuite données &amp; actes de malveillance</text:span></text:p>
            <text:p><text:span text:style-name="T2">- Vols de données</text:span></text:p>
            <text:p><text:span text:style-name="T2">- Le "Vivre ensemble"</text:span></text:p>
          </table:table-cell>
          <table:table-cell table:number-columns-repeated="16377"/>
        </table:table-row>
        <table:table-row table:style-name="ro8">
          <table:table-cell table:style-name="ce2" office:value-type="string" calcext:value-type="string">
            <text:p>A.7.10 : supports de stockage (num 197)</text:p>
          </table:table-cell>
          <table:table-cell table:style-name="ce2" office:value-type="string" calcext:value-type="string">
            <text:p>- Inventaire des supports de stockage avec le numéro de série, l’emplacement , facture</text:p>
            <text:p>- Rapport de destruction des supports de stockage de l'entreprise spécialisé</text:p>
          </table:table-cell>
          <table:table-cell table:style-name="ce2" office:value-type="string" calcext:value-type="string">
            <text:p>- Solution physique : suivi de la vie des supports par fonction attribuée </text:p>
            <text:p>(sauvegarde serveur application comptable : entrer le numéro de série et l’état : utilisé …)</text:p>
            <text:p>formatage, destruction, réécriture</text:p>
            <text:p>- Solution technique : chiffrement des données</text:p>
          </table:table-cell>
          <table:table-cell table:style-name="ce2" office:value-type="string" calcext:value-type="string">
            <text:p>- Service informatique, DSI</text:p>
            <text:p>- Service juridique en lien : certaines précautions peuvent être obligatoires en fonction des données conservées sur les supports</text:p>
          </table:table-cell>
          <table:table-cell table:style-name="ce2" office:value-type="string" calcext:value-type="string">
            <text:p>- Inventaire actif de l'entreprise avec état de l'actif (utilisation ou rebus, cassé)</text:p>
            <text:p>- Logiciel de stock</text:p>
          </table:table-cell>
          <table:table-cell table:style-name="ce2" office:value-type="string" calcext:value-type="string">
            <text:p>Coût humains : plusieurs paramètres</text:p>
            <text:p>- Taux horaire du ou des salariés en charge du suivi des supports et effacer de manière sécurisé les supports en fin de vie</text:p>
            <text:p>- Entre 120 euros et 250 euros pour une demi-journée par mois (en fonction du nombre de salariés en charge du suivi)</text:p>
            <text:p/>
            <text:p>Matériel :</text:p>
            <text:p>- Achat et remplacement des supports : supports externes (sauvegarde) des supports intégrés dans les PC budget entre 200 et 1000 euros (en fonction du domaine de l'entreprise et du nombre de salarié embauchés)</text:p>
            <text:p>- Il faut un local sécurisé ou un coffre (garder les disques de sauvegarde) : entre 50 et 1000 euros par mois (en fonction de la sécurité mis en place (caméras , entrée avec badge, clé  ou authentification à empreinte)</text:p>
            <text:p>- Facture du recyclage des supports au rebus entre 300 et 1000 euros (en fonction du nombre et de la destruction sur site ou non)</text:p>
            <text:p>- Tarif des logiciels utilisés pour chiffrer les supports. </text:p>
            <text:p>- Entre 400 euros et 1500 euros par mois (en fonction du nombre de salarié et des fonctionnalités choisies (licence Windows 365 chiffrement intégré ou une entreprise spécialisée )</text:p>
          </table:table-cell>
          <table:table-cell table:style-name="ce10" office:value-type="string" calcext:value-type="string">
            <text:p><text:span text:style-name="T1">Opportunité </text:span><text:span text:style-name="T3">: </text:span></text:p>
            <text:p><text:span text:style-name="T2">- Marketing avec communication sur le recyclage composants</text:span></text:p>
            <text:p><text:span text:style-name="T2"/></text:p>
            <text:p><text:span text:style-name="T1">Risque </text:span><text:span text:style-name="T3">: </text:span></text:p>
            <text:p><text:span text:style-name="T2">- Perte des supports</text:span></text:p>
            <text:p><text:span text:style-name="T2"/></text:p>
            <text:p><text:span text:style-name="T2"/></text:p>
            <text:p><text:span text:style-name="T2"/></text:p>
            <text:p><text:span text:style-name="T2"/></text:p>
          </table:table-cell>
          <table:table-cell table:number-columns-repeated="16377"/>
        </table:table-row>
        <table:table-row table:style-name="ro9">
          <table:table-cell table:style-name="ce5" office:value-type="string" calcext:value-type="string">
            <text:p>A.8.1 : Terminaux utilisateurs</text:p>
          </table:table-cell>
          <table:table-cell table:style-name="ce3" office:value-type="string" calcext:value-type="string">
            <text:p>- Documentation des politiques de gestion des terminaux</text:p>
            <text:p>- Inventaire des terminaux utilisateurs</text:p>
            <text:p>- Journaux de connexion et d'accès</text:p>
            <text:p>- Résultats des tests d’intrusion et d’évaluation de sécurité des terminaux</text:p>
          </table:table-cell>
          <table:table-cell table:style-name="ce3" office:value-type="string" calcext:value-type="string">
            <text:p>- Sécuriser l'accès aux terminaux :</text:p>
            <text:p>    -&gt; Zone d'accès restreinte</text:p>
            <text:p>    -&gt; Utilisation de poste fixe</text:p>
            <text:p>    -&gt; Système d'attache sécurisé pour les terminaux mobile"</text:p>
            <text:p/>
            <text:p>- Renseigner et mettre à jour l'ensemble des éléments dans la cartographie des actifs</text:p>
            <text:p>- Évaluer la criticité de l'actif en fonction des critères en terme de disponibilité d'intégrité et de confidentialité</text:p>
            <text:p>- Utilisation de poste "Durci" cf.; LPM</text:p>
            <text:p>- Mise à disposition des actifs conforme aux exigences de sécurité</text:p>
            <text:p>- Mise en place d'une procédure de restitution des actifs</text:p>
            <text:p>- Utilisation de VPN"</text:p>
            <text:p>- Rédiger les instructions techniques décrivant les conditions d'utilisation et de sauvegarde des données manipulées par l'actif</text:p>
            <text:p>- Evaluer la criticité de l'actif en fonction des critères en terme de disponibilité d'intégrité et de confidentialité</text:p>
            <text:p>- Réaliser des sauvegardes régulières</text:p>
            <text:p>- Réaliser des test de restauration"</text:p>
          </table:table-cell>
          <table:table-cell table:style-name="ce3" office:value-type="string" calcext:value-type="string">
            <text:p>- RSSI</text:p>
            <text:p>- Service Généraux</text:p>
            <text:p>- Utilisateur de l'actif</text:p>
          </table:table-cell>
          <table:table-cell table:style-name="ce3" office:value-type="string" calcext:value-type="string">
            <text:p>- Vols / Infections / Compromission d'actifs</text:p>
          </table:table-cell>
          <table:table-cell table:style-name="ce3" office:value-type="string" calcext:value-type="string">
            <text:p>- Mise en place d’un NAC: avec double authentification et possession: 8H à 30H</text:p>
            <text:p>- Classification des données: travail en continu à intégrer dans la charge de travail habituelle. Difficile à estimer sans contexte</text:p>
            <text:p>- Filtrage des URL: 1H, mais nécessite des ajustements réguliers</text:p>
            <text:p>- Configuration pare-feu: 8H à 40H et ajustements ponctuels réguliers</text:p>
            <text:p>- Mise en place d'un bac à sable: 8H à 20H</text:p>
          </table:table-cell>
          <table:table-cell table:style-name="ce9" office:value-type="string" calcext:value-type="string">
            <text:p><text:span text:style-name="T1">Risques</text:span><text:span text:style-name="T3"> : </text:span></text:p>
            <text:p><text:span text:style-name="T2">- Fuite de données Stratégiques / Financières / Clients</text:span></text:p>
          </table:table-cell>
          <table:table-cell table:style-name="ce13" table:number-columns-repeated="16377"/>
        </table:table-row>
        <table:table-row table:style-name="ro10">
          <table:table-cell table:style-name="ce6" office:value-type="string" calcext:value-type="string">
            <text:p>A.8.5 : Authentification sécurisée</text:p>
          </table:table-cell>
          <table:table-cell table:style-name="ce4" office:value-type="string" calcext:value-type="string">
            <text:p>- Journaux d’accès et d’authentification</text:p>
            <text:p>- Tests d’intrusion et rapports de vulnérabilité</text:p>
            <text:p>- Attestations de sessions de formation et de sensibilisation à la sécurité</text:p>
            <text:p>- Documentation des politiques de gestion des identités et des accès</text:p>
          </table:table-cell>
          <table:table-cell table:style-name="ce4" office:value-type="string" calcext:value-type="string">
            <text:p>- Authentification biométrique</text:p>
            <text:p>- Authentification au système : </text:p>
            <text:p>    -&gt; Via login/password avec forte complexité du mot de passe 15 caractères minimum avec rotation du mdp à 90 jours avec limitation des tentatives à 5</text:p>
            <text:p>    -&gt; Via carte à puce nominative et renouvellement de certificats régulier</text:p>
            <text:p>    -&gt; Multifacteurs (MFA ex. via OPT) implique au moins deux facteurs d'authentification ( facteur de possession, exemple smartphone ou carte à puce, facteur de connaissance, exemple mot de passe ou code pin)</text:p>
            <text:p>- Désactivation des protocoles obsolètes</text:p>
            <text:p>- Suppression des compte administrateur non justifiés</text:p>
            <text:p>- Raccordement de l'actif à un système de gestion d'authentification (Active Directory Réseau / DSI) afin de garantir que l'ensemble des accès sur l'actif se font de façon authentifiée</text:p>
            <text:p>- Gestionnaire de mots de passe</text:p>
            <text:p>- Politique de mots de passe</text:p>
            <text:p>- Processus de révocation des facteurs d'authentification</text:p>
            <text:p>- Procédure pour la gestion des mots de passe oubliés</text:p>
            <text:p>- Audit des actifs du parc</text:p>
          </table:table-cell>
          <table:table-cell table:style-name="ce4" office:value-type="string" calcext:value-type="string">
            <text:p>- RSSI</text:p>
            <text:p>- Utilisateur de l'actif</text:p>
          </table:table-cell>
          <table:table-cell table:style-name="ce4" office:value-type="string" calcext:value-type="string">
            <text:p>- Vol / Compromission / Utilisation / Divulgation de données</text:p>
          </table:table-cell>
          <table:table-cell table:style-name="ce4" office:value-type="string" calcext:value-type="string">
            <text:p>- Yubikey une par personne : 30 € à 90 €</text:p>
            <text:p>- Lecteur biométrique : 50 € à 300 €</text:p>
            <text:p>- Différents services permettent l’authentification contextuelle parmi d’autres services. Environ de 5 € à 10 € par mois et par personnes</text:p>
            <text:p>- Formation des salariés à la nouvelle procédure : 2H chacun + 2H de formateur</text:p>
          </table:table-cell>
          <table:table-cell table:style-name="ce11" office:value-type="string" calcext:value-type="string">
            <text:p><text:span text:style-name="T1">Risques</text:span><text:span text:style-name="T3"> : </text:span></text:p>
            <text:p><text:span text:style-name="T2">- Vol / Compromission / Utilisation / Divulgation de données</text:span></text:p>
          </table:table-cell>
          <table:table-cell table:style-name="ce12" table:number-columns-repeated="16377"/>
        </table:table-row>
        <table:table-row table:style-name="ro11" table:number-rows-repeated="9">
          <table:table-cell table:style-name="ce7" table:number-columns-repeated="7"/>
          <table:table-cell table:number-columns-repeated="16377"/>
        </table:table-row>
        <table:table-row table:style-name="ro11">
          <table:table-cell table:number-columns-repeated="16384"/>
        </table:table-row>
        <table:table-row table:style-name="ro12" table:number-rows-repeated="1048555">
          <table:table-cell table:number-columns-repeated="16384"/>
        </table:table-row>
        <table:table-row table:style-name="ro12">
          <table:table-cell table:number-columns-repeated="16384"/>
        </table:table-row>
      </table:table>
      <table:table table:name="Auditeurs" table:style-name="ta2">
        <table:table-column table:style-name="co9" table:number-columns-repeated="2" table:default-cell-style-name="ce14"/>
        <table:table-column table:style-name="co10" table:default-cell-style-name="Default"/>
        <table:table-column table:style-name="co8" table:number-columns-repeated="16381" table:default-cell-style-name="Default"/>
        <table:table-row table:style-name="ro13">
          <table:table-cell table:style-name="ce1" office:value-type="string" calcext:value-type="string">
            <text:p>Nom</text:p>
          </table:table-cell>
          <table:table-cell table:style-name="ce1" office:value-type="string" calcext:value-type="string">
            <text:p>Prénom</text:p>
          </table:table-cell>
          <table:table-cell table:number-columns-repeated="16382"/>
        </table:table-row>
        <table:table-row table:style-name="ro14">
          <table:table-cell office:value-type="string" calcext:value-type="string">
            <text:p>Dulon</text:p>
          </table:table-cell>
          <table:table-cell office:value-type="string" calcext:value-type="string">
            <text:p>Camille</text:p>
          </table:table-cell>
          <table:table-cell table:number-columns-repeated="16382"/>
        </table:table-row>
        <table:table-row table:style-name="ro14">
          <table:table-cell office:value-type="string" calcext:value-type="string">
            <text:p>Fell</text:p>
          </table:table-cell>
          <table:table-cell office:value-type="string" calcext:value-type="string">
            <text:p>Ludovic</text:p>
          </table:table-cell>
          <table:table-cell table:number-columns-repeated="16382"/>
        </table:table-row>
        <table:table-row table:style-name="ro14">
          <table:table-cell office:value-type="string" calcext:value-type="string">
            <text:p>Francoise</text:p>
          </table:table-cell>
          <table:table-cell office:value-type="string" calcext:value-type="string">
            <text:p>Jules</text:p>
          </table:table-cell>
          <table:table-cell table:number-columns-repeated="16382"/>
        </table:table-row>
        <table:table-row table:style-name="ro14">
          <table:table-cell office:value-type="string" calcext:value-type="string">
            <text:p>Hervo</text:p>
          </table:table-cell>
          <table:table-cell office:value-type="string" calcext:value-type="string">
            <text:p>Kristell</text:p>
          </table:table-cell>
          <table:table-cell table:number-columns-repeated="16382"/>
        </table:table-row>
        <table:table-row table:style-name="ro14">
          <table:table-cell office:value-type="string" calcext:value-type="string">
            <text:p>Le Coz</text:p>
          </table:table-cell>
          <table:table-cell office:value-type="string" calcext:value-type="string">
            <text:p>Julien</text:p>
          </table:table-cell>
          <table:table-cell table:number-columns-repeated="16382"/>
        </table:table-row>
        <table:table-row table:style-name="ro14">
          <table:table-cell office:value-type="string" calcext:value-type="string">
            <text:p>Perez-Garcia</text:p>
          </table:table-cell>
          <table:table-cell office:value-type="string" calcext:value-type="string">
            <text:p>Florian</text:p>
          </table:table-cell>
          <table:table-cell table:number-columns-repeated="1638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Narrow" svg:font-family="'Aptos Narrow'"/>
    <style:font-face style:name="Aptos Narrow1" svg:font-family="'Aptos Narrow'" style:font-family-generic="swiss"/>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Source Han Sans CN"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Source Han Sans CN" style:font-family-asian="'Source Han Sans CN'"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4P0" style:volatile="true">
      <number:number number:decimal-places="0" number:min-decimal-places="0" number:min-integer-digits="1" number:grouping="true"/>
      <number:text> €</number:text>
    </number:number-style>
    <number:number-style style:name="N114">
      <number:text>-</number:text>
      <number:number number:decimal-places="0" number:min-decimal-places="0" number:min-integer-digits="1" number:grouping="true"/>
      <number:text> €</number:text>
      <style:map style:condition="value()&gt;=0" style:apply-style-name="N114P0"/>
    </number:number-style>
    <number:number-style style:name="N115P0" style:volatile="true">
      <number:number number:decimal-places="0" number:min-decimal-places="0" number:min-integer-digits="1" number:grouping="true"/>
      <number:text> €</number:text>
    </number:number-style>
    <number:number-style style:name="N115">
      <style:text-properties fo:color="#ff0000"/>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number-style style:name="N123P0" style:volatile="true">
      <number:number number:decimal-places="0" number:min-decimal-places="0" number:min-integer-digits="1" number:grouping="true"/>
      <number:text loext:blank-width-char="€1">   </number:text>
    </number:number-style>
    <number:number-style style:name="N123">
      <number:text>-</number:text>
      <number:number number:decimal-places="0" number:min-decimal-places="0" number:min-integer-digits="1" number:grouping="true"/>
      <number:text loext:blank-width-char="€1">   </number:text>
      <style:map style:condition="value()&gt;=0" style:apply-style-name="N123P0"/>
    </number:number-style>
    <number:number-style style:name="N124P0" style:volatile="true">
      <number:number number:decimal-places="0" number:min-decimal-places="0" number:min-integer-digits="1" number:grouping="true"/>
      <number:text loext:blank-width-char="€1">   </number:text>
    </number:number-style>
    <number:number-style style:name="N124">
      <style:text-properties fo:color="#ff0000"/>
      <number:text>-</number:text>
      <number:number number:decimal-places="0" number:min-decimal-places="0" number:min-integer-digits="1" number:grouping="true"/>
      <number:text loext:blank-width-char="€1">   </number:text>
      <style:map style:condition="value()&gt;=0" style:apply-style-name="N124P0"/>
    </number:number-style>
    <number:number-style style:name="N125P0" style:volatile="true">
      <number:number number:decimal-places="2" number:min-decimal-places="2" number:min-integer-digits="1" number:grouping="true"/>
      <number:text loext:blank-width-char="€1">   </number:text>
    </number:number-style>
    <number:number-style style:name="N125">
      <number:text>-</number:text>
      <number:number number:decimal-places="2" number:min-decimal-places="2" number:min-integer-digits="1" number:grouping="true"/>
      <number:text loext:blank-width-char="€1">   </number:text>
      <style:map style:condition="value()&gt;=0" style:apply-style-name="N125P0"/>
    </number:number-style>
    <number:number-style style:name="N126P0" style:volatile="true">
      <number:number number:decimal-places="2" number:min-decimal-places="2" number:min-integer-digits="1" number:grouping="true"/>
      <number:text loext:blank-width-char="€1">   </number:text>
    </number:number-style>
    <number:number-style style:name="N126">
      <style:text-properties fo:color="#ff0000"/>
      <number:text>-</number:text>
      <number:number number:decimal-places="2" number:min-decimal-places="2" number:min-integer-digits="1" number:grouping="true"/>
      <number:text loext:blank-width-char="€1">   </number:text>
      <style:map style:condition="value()&gt;=0" style:apply-style-name="N126P0"/>
    </number:number-style>
    <number:number-style style:name="N127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27P1" style:volatile="true">
      <number:text>-</number:text>
      <number:fill-character> </number:fill-character>
      <number:number number:decimal-places="0" number:min-decimal-places="0" number:min-integer-digits="1" number:grouping="true"/>
      <number:text loext:blank-width-char="€1_-3">    </number:text>
    </number:number-style>
    <number:number-style style:name="N127P2" style:volatile="true">
      <number:text loext:blank-width-char="-"> </number:text>
      <number:fill-character> </number:fill-character>
      <number:text loext:blank-width-char="€2_-4">-    </number:text>
    </number:number-style>
    <number:text-style style:name="N127">
      <number:text loext:blank-width-char="-"> </number:text>
      <number:text-content/>
      <number:text loext:blank-width-char="-"> </number:text>
      <style:map style:condition="value()&gt;0" style:apply-style-name="N127P0"/>
      <style:map style:condition="value()&lt;0" style:apply-style-name="N127P1"/>
      <style:map style:condition="value()=0" style:apply-style-name="N127P2"/>
    </number:text-style>
    <number:number-style style:name="N128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28P1" style:volatile="true">
      <number:text>-</number:text>
      <number:fill-character> </number:fill-character>
      <number:number number:decimal-places="0" number:min-decimal-places="0" number:min-integer-digits="1" number:grouping="true"/>
      <number:text loext:blank-width-char="-2"> € </number:text>
    </number:number-style>
    <number:number-style style:name="N128P2" style:volatile="true">
      <number:text loext:blank-width-char="-"> </number:text>
      <number:fill-character> </number:fill-character>
      <number:text loext:blank-width-char="-3">- € </number:text>
    </number:number-style>
    <number:text-style style:name="N128">
      <number:text loext:blank-width-char="-"> </number:text>
      <number:text-content/>
      <number:text loext:blank-width-char="-"> </number:text>
      <style:map style:condition="value()&gt;0" style:apply-style-name="N128P0"/>
      <style:map style:condition="value()&lt;0" style:apply-style-name="N128P1"/>
      <style:map style:condition="value()=0" style:apply-style-name="N128P2"/>
    </number:text-style>
    <number:number-style style:name="N129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29P1" style:volatile="true">
      <number:text>-</number:text>
      <number:fill-character> </number:fill-character>
      <number:number number:decimal-places="2" number:min-decimal-places="2" number:min-integer-digits="1" number:grouping="true"/>
      <number:text loext:blank-width-char="€1_-3">    </number:text>
    </number:number-style>
    <number:number-style style:name="N129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29">
      <number:text loext:blank-width-char="-"> </number:text>
      <number:text-content/>
      <number:text loext:blank-width-char="-"> </number:text>
      <style:map style:condition="value()&gt;0" style:apply-style-name="N129P0"/>
      <style:map style:condition="value()&lt;0" style:apply-style-name="N129P1"/>
      <style:map style:condition="value()=0" style:apply-style-name="N129P2"/>
    </number:text-style>
    <number:number-style style:name="N130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30P1" style:volatile="true">
      <number:text>-</number:text>
      <number:fill-character> </number:fill-character>
      <number:number number:decimal-places="2" number:min-decimal-places="2" number:min-integer-digits="1" number:grouping="true"/>
      <number:text loext:blank-width-char="-2"> € </number:text>
    </number:number-style>
    <number:number-style style:name="N130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30">
      <number:text loext:blank-width-char="-"> </number:text>
      <number:text-content/>
      <number:text loext:blank-width-char="-">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ptos Narrow1" fo:font-family="'Aptos Narrow'"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45f82"/>
        <loext:color loext:name="accent2" loext:color="#e87331"/>
        <loext:color loext:name="accent3" loext:color="#186c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1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Auditeurs" style:display-name="PageStyle_Auditeurs" style:page-layout-name="Mpm3">
      <style:header style:display="false"/>
      <style:header-left style:display="false"/>
      <style:header-first style:display="false"/>
      <style:footer style:display="false"/>
      <style:footer-left style:display="false"/>
      <style:footer-first style:display="false"/>
    </style:master-page>
    <style:master-page style:name="PageStyle_5f_TP" style:display-name="PageStyle_TP"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5T13:17:18</meta:creation-date>
    <dc:date>2024-11-16T11:09:40.276924883</dc:date>
    <meta:generator>LibreOffice/24.2.6.2$Linux_X86_64 LibreOffice_project/420$Build-2</meta:generator>
    <meta:editing-duration>PT19S</meta:editing-duration>
    <meta:editing-cycles>1</meta:editing-cycles>
    <meta:document-statistic meta:table-count="2" meta:cell-count="82" meta:object-count="0"/>
    <meta:user-defined meta:name="AppVersion">16.0300</meta:user-defined>
    <meta:user-defined meta:name="ComplianceAssetId"/>
    <meta:user-defined meta:name="ContentTypeId">0x01010029EC92297835764CA3BCBCE22C96B0A0</meta:user-defined>
    <meta:user-defined meta:name="Order" meta:value-type="float">1800</meta:user-defined>
    <meta:user-defined meta:name="TriggerFlowInfo" meta:value-type="string"/>
    <meta:user-defined meta:name="_ExtendedDescription" meta:value-type="string"/>
    <meta:user-defined meta:name="_SharedFileIndex" meta:value-type="string"/>
    <meta:user-defined meta:name="_SourceUrl" meta:value-type="string"/>
  </office:meta>
</office:document-meta>
</file>